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Courier New', monospace"/>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6pt" style:font-size-asian="16pt" style:font-size-complex="16pt"/>
    </style:style>
    <style:style style:name="P2" style:family="paragraph" style:parent-style-name="Standard">
      <style:paragraph-properties fo:text-align="start" style:justify-single-word="false"/>
      <style:text-properties fo:font-size="12pt" style:font-size-asian="12pt" style:font-size-complex="12pt"/>
    </style:style>
    <style:style style:name="P3" style:family="paragraph" style:parent-style-name="Standard">
      <style:paragraph-properties fo:text-align="start" style:justify-single-word="false"/>
      <style:text-properties style:font-name="Arial" fo:font-size="12pt" style:font-size-asian="12pt" style:font-size-complex="12pt"/>
    </style:style>
    <style:style style:name="P4" style:family="paragraph" style:parent-style-name="Standard">
      <style:paragraph-properties fo:text-align="center" style:justify-single-word="false"/>
      <style:text-properties style:font-name="Arial" fo:font-size="18pt" fo:font-weight="bold" style:font-size-asian="18pt" style:font-weight-asian="bold" style:font-size-complex="18pt" style:font-weight-complex="bold"/>
    </style:style>
    <style:style style:name="P5" style:family="paragraph" style:parent-style-name="Standard">
      <style:paragraph-properties fo:text-align="center" style:justify-single-word="false"/>
      <style:text-properties fo:color="#ff3333" style:font-name="Arial" fo:font-size="18pt" fo:font-weight="bold" style:font-size-asian="18pt" style:font-weight-asian="bold" style:font-size-complex="18pt" style:font-weight-complex="bold"/>
    </style:style>
    <style:style style:name="P6" style:family="paragraph" style:parent-style-name="Heading_20_1">
      <style:paragraph-properties fo:break-before="page"/>
      <style:text-properties fo:color="#ff3333"/>
    </style:style>
    <style:style style:name="P7"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color="#ff3333"/>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Programmation avancée - Mini projet</text:p>
      <text:p text:style-name="P4"><text:span text:style-name="T3">Introduction au Deep Learning (Perceptron</text:span>)</text:p>
      <text:p text:style-name="P1"/>
      <text:p text:style-name="P1"/>
      <text:p text:style-name="P1"/>
      <text:p text:style-name="P1"/>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7">I – Introduction<text:tab/>2</text:p>
          <text:p text:style-name="P7">II- Création des données<text:tab/>3</text:p>
          <text:p text:style-name="P7">III- Création et optimisation du modèle Perceptron simple<text:tab/>4</text:p>
          <text:p text:style-name="P7">III- Utilisations d'autre dataset<text:tab/>5</text:p>
        </text:index-body>
      </text:table-of-content>
      <text:h text:style-name="Heading_20_1" text:outline-level="1"/>
      <text:h text:style-name="P6" text:outline-level="1">I – Introduction</text:h>
      <text:p text:style-name="P2"/>
      <text:p text:style-name="P3">L'objectif de ce mini projet est de mettre en pratique ce que nous avons appris durant la matière Programmation Avancée, dans la branche Deep Learning de l'Intelligence Artificielle. Il faut ainsi réaliser un réseau de neurones simple (ou Perceptron simple) qui prédit si un élève est admis ou non en fonction des notes qu'il a reçu dans différentes matières.</text:p>
      <text:p text:style-name="P3"/>
      <text:p text:style-name="P3">Dans la partie II sera présentée la création des données.</text:p>
      <text:p text:style-name="P3">Puis dans la partie III, sera présentée l'entraînement du modèle réseau de neurones avec le dataset crée précédemment.</text:p>
      <text:p text:style-name="P3">Enfin, dans la partie IV, sera montré comment le modèle a été testé sur différents dataset.</text:p>
      <text:p text:style-name="P2"/>
      <text:h text:style-name="Heading_20_1" text:outline-level="1"/>
      <text:h text:style-name="P6" text:outline-level="1">II- Création des données</text:h>
      <text:p text:style-name="P2"/>
      <text:p text:style-name="P3">La création du dataset constitue la première étape d'une création du modèle. Cette étape est importante car c'est sur ce dernier que le modèle va s'entraîner, et ainsi les performances de ce dernier en est impacté.</text:p>
      <text:p text:style-name="P3"/>
      <text:p text:style-name="P3">Dans notre cas, nous allons créer un dataset avec <text:span text:style-name="T1">m</text:span> échantillons et <text:span text:style-name="T1">n</text:span> features. Chaque échantillon représente un étudiant. Et chaque échantillon est composé d'un ensembles de features, dans notre cas, chaque élève possède une note dans n matières différentes.</text:p>
      <text:p text:style-name="P3">Comme nous sommes dans un cas d'apprentissage supervisé, chaque échantillon de ce dataset sera associée à une étiquette (ou label) qu'on nomme <text:span text:style-name="T1">y</text:span>. Dans notre cas, chaque échantillon est une variable binaire (0 ou 1) qui correspond à l'étudiant admis (<text:span text:style-name="T1">y=0</text:span>) ou non (<text:span text:style-name="T1">y=1</text:span>).</text:p>
      <text:p text:style-name="P3"/>
      <text:p text:style-name="P3">Ainsi, nous allons en premier lieu créer un dataset avec 1000 échantillons et 2 features, qui se traduit par un dataset composé de 1000 étudiants ayant une note dans 2 matières.</text:p>
      <text:p text:style-name="P3">Les deux matières seront le <text:span text:style-name="T1">français</text:span> et les <text:span text:style-name="T1">mathématiques</text:span>.</text:p>
      <text:p text:style-name="P3">De plus, pour rendre ce dataset plus « proche de la réalité », chaque note aura un coefficient en fonction de la matière, plus précisément les notes en mathématiques auront un coefficient de 2 et les notes en français auront un coefficient de 1.</text:p>
      <text:p text:style-name="P3"/>
      <text:p text:style-name="P3">Pour créer ce dataset, j'ai utilisé une boucle, dans laquelle je générais 2 notes aléatoires grâce à la méthode np.random.uniform qui permet d'obtenir des nombres floatant à partir d'une distribution uniforme.</text:p>
      <text:p text:style-name="P3">Ensuite, je calcule la moyenne des notes obtenus de l'élève en tenant compte des coefficients de chaque note en fonction de sa matière. Le résultat obtenu me permet de créer le label associé à l'étudiant, qui est de 1 si la moyenne est supérieure à 10, sinon 0.</text:p>
      <text:p text:style-name="P3"/>
      <text:p text:style-name="P3">Une fois le dataset crée dont la taille est (1000,2), je divise ce dernier en 2. </text:p>
      <text:p text:style-name="P3">Cela permet d'avoir un <text:span text:style-name="T1">dataset d'entraînement</text:span> (20% de la taille du dataset) qui va être donné au modèle durant la phase d'entraînement, et d'un <text:span text:style-name="T1">dataset de test</text:span> <text:s/>(20% de la taille du dataset) pour comparer les labels que le modèle a prédis par rapport aux vrais labels, une fois son entraînement terminé.</text:p>
      <text:h text:style-name="P6" text:outline-level="1">III- Création et optimisation du modèle Perceptron simple</text:h>
      <text:p text:style-name="P2"/>
      <text:p text:style-name="P3">Une fois notre dataset crée, il reste à créer un percreptron ou réseau de neurones artificiels, qui dans notre cas est composé d'un unique neurone.</text:p>
      <text:p text:style-name="P3"/>
      <text:p text:style-name="P3">J'ai choisi d'utiliser une classe pour définir ce réseau de neurones.</text:p>
      <text:p text:style-name="P3">La première méthode <text:span text:style-name="T1">Initialisation</text:span>, permet d'initialiser le poids de chaque note, ainsi que le biais pour le neurone.</text:p>
      <text:p text:style-name="P3">Ensuite, on définit la fonction <text:span text:style-name="T1">Cout</text:span> (LogLoss) de notre modèle, permettant de mesurer la performance de notre modèle pour un biais et un poids donné.</text:p>
      <text:p text:style-name="P3">Vient la méthode <text:span text:style-name="T1">Gradients</text:span> qui permet de calculer les dérivées partielles de la fonction <text:span text:style-name="T1">Cout</text:span><text:span text:style-name="T2">, selon le poids et le biais.</text:span></text:p>
      <text:p text:style-name="P3"><text:span text:style-name="T2">Deux autre méthodes ont été créées, où la première, </text:span><text:span text:style-name="T1">Update,</text:span><text:span text:style-name="T2"> met à jour les coefficients poids et biais de notre modèle d'après le gradient, et la deuxième, </text:span><text:span text:style-name="T1">Model</text:span><text:span text:style-name="T2">, qui permet de calculer la fonction d'activation, utilisé par le modèle pour prédire si un étudiant est admis ou non, en calculant cette probabilité d'admission. On considère qu'un étudiant est admis si la fonction d'activation retourne un chiffre supérieur ou égal à 0.5, ce qui veut dire qu'on est au minimum 50% sûr que l'élève est admis.</text:span></text:p>
      <text:p text:style-name="P3"><text:span text:style-name="T2"/></text:p>
      <text:p text:style-name="P3"><text:span text:style-name="T2">Enfin, on crée une autre méthode </text:span><text:span text:style-name="T1">Fit</text:span><text:span text:style-name="T2">, correspondant à la Descente de Gradients de la fonction coût. Cela permet d'optimiser les paramètres poids, biais de notre modèle au fils des itérations, en fonction du dataset qu'on lui a fournis en entrée.</text:span></text:p>
      <text:p text:style-name="P3"><text:span text:style-name="T2">En sortie, nous avons un poids et un biais optimisé, ainsi qu'un modèle efficace pour prédire si un élève est admis ou non en fonction des notes de ce dernier en français et en mathématiques.</text:span></text:p>
      <text:p text:style-name="P3"><text:span text:style-name="T2"/></text:p>
      <text:p text:style-name="P3"><text:span text:style-name="T2">Durant la descente de gradients, i.e l'entraînement du modèle, nous avons aussi stocké le coût de ce dernier avant chaque modification des paramètres poids et biais.</text:span></text:p>
      <text:p text:style-name="P3"><text:span text:style-name="T2">Avec cette liste de coûts, on peut tracer une courbe qui montre l'évolution des erreurs effectuées par le modèle avec un poids et un biais donné, au cours des itérations.</text:span></text:p>
      <text:p text:style-name="P3"><text:span text:style-name="T2"/></text:p>
      <text:p text:style-name="P3"><text:span text:style-name="T2">Pour mesurer l'efficacité de ce modèle, j'ai demandé au modèle de prédire les labels du dataset d'entraînement, puis utilisé une fonction de scklearn, </text:span><text:span text:style-name="T1">accuracy_score</text:span><text:span text:style-name="T2">, qui calcule le score de précision entre les labels prédis par le modèle et les véritables labels.</text:span></text:p>
      <text:p text:style-name="P3"><text:span text:style-name="T2">Pour un learning_rate (coefficient de descente durant la descente de gradient) de 0.1 et un nombre d'itérations maximum de 10000, j'ai obtenu un accuracy_score d'environ 0.985, ce qui veut dire que le modèle a prédit de manière exacte l'admission ou non de 98,5% des étudiants.</text:span></text:p>
      <text:p text:style-name="P3"><text:span text:style-name="T2">Ensuite, j'ai prédit les labels du dataset de tests, et j'ai obtenu un accuracy_score d’environ 98%.</text:span></text:p>
      <text:p text:style-name="P3"><text:span text:style-name="T2"/></text:p>
      <text:p text:style-name="P3"><text:span text:style-name="T2">On peut en conclure que notre modèle est bon pour prédire l'admission ou non d'un étudiant dans notre cas.</text:span></text:p>
      <text:p text:style-name="P3"><text:span text:style-name="T2"/></text:p>
      <text:p text:style-name="P3"><text:span text:style-name="T2">Enfin, comme nous avons de bon coefficients, on peut tracer la frontière de décision qui permet de visualiser le taux de confiance pour chaque label du dataset, i.e la probabilité pour qu'un étudiant soit admis ou non.</text:span></text:p>
      <text:h text:style-name="P6" text:outline-level="1"><text:span text:style-name="T2">III- Utilisations d'autre dataset</text:span></text:h>
      <text:p text:style-name="P3"><text:span text:style-name="T2"/></text:p>
      <text:p text:style-name="P3"><text:span text:style-name="T2"/></text:p>
      <text:p text:style-name="P3"><text:span text:style-name="T2">Dans cette dernière partie, nous allons entraîner et tester un modèle de perceptron simple avec non plus 2 features, mais 5 features, c'est-à dire que chaque étudiant aura une note dans 5 matières, à savoir les mathématiques (coeff 3), le français (coeff 2), l'histoire (coeff 2), la physique (coeff 3) et le sport (coeff 1).</text:span></text:p>
      <text:p text:style-name="P3"><text:span text:style-name="T2"/></text:p>
      <text:p text:style-name="P3"><text:span text:style-name="T2">On utilise la même logique que dans la partie précédente pour créer un dataset de dimensions (1000,5).</text:span></text:p>
      <text:p text:style-name="P3"><text:span text:style-name="T2">On entraîne le modèle, et obtient un score de précision d'environ 0,93, ce qui montre qu'un modèle de réseau de neurones permet aussi de prédire de manière précise l'admission d'un étudiant avec plusieurs features.</text:span></text:p>
      <text:p text:style-name="P3"><text:span text:style-name="T2"/></text:p>
      <text:p text:style-name="P3"><text:span text:style-name="T2">Enfin, comme on a 5 features, on ne peut représenter graphiquement le dataset tel quel. Pour ce faire, on peut utiliser l'algorithme TSNE qui effectue une réduction de dimensions pour visualiser le datase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Courier New', monospace"/>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3-11-21T19:06:07.24</meta:creation-date>
    <dc:date>2023-11-21T23:35:19.89</dc:date>
    <meta:editing-duration>PT4H28M35S</meta:editing-duration>
    <meta:editing-cycles>87</meta:editing-cycles>
    <meta:generator>OpenOffice/4.1.14$Win32 OpenOffice.org_project/4114m1$Build-9811</meta:generator>
    <meta:document-statistic meta:table-count="0" meta:image-count="0" meta:object-count="0" meta:page-count="5" meta:paragraph-count="44" meta:word-count="1123" meta:character-count="6753"/>
  </office:meta>
</office:document-meta>
</file>